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7532203734528133780"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8028242863585927176"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8047980961887711778"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2842442478163365172"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955514081483289868"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8253738556728549246"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3715799717666527837"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2112099260355599590"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6854747" text:continue-list="list3715799717666527837"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365864459259976681"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39651"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836023"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6855027"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6845706"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25757"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24170858599270713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9191151149891446438"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058599258074536253"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825886"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52699752927225399"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50388195445900359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38726061210680770" text:style-name="L15">
        <text:list-item>
          <text:list>
            <text:list-header>
              <text:p text:style-name="P171">1.5 miles averaging about 9:40/mile and rest 1 min</text:p>
            </text:list-header>
          </text:list>
        </text:list-item>
      </text:list>
      <text:p text:style-name="P23">1 mile in 8:26 and rest 2 min</text:p>
      <text:list xml:id="list898840859107438128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51300520071437446"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845656"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53027128270629417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350183025024678383"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6652047311630229089"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6828091" text:continue-list="list6350183025024678383" text:style-name="L19">
        <text:list-item>
          <text:list>
            <text:list-header>
              <text:p text:style-name="P175">(Pace*HR)=1240</text:p>
            </text:list-header>
          </text:list>
        </text:list-item>
      </text:list>
      <text:list xml:id="list36828044" text:continue-list="list8530271282706294177" text:style-name="L18">
        <text:list-item>
          <text:list>
            <text:list-header>
              <text:p text:style-name="P174">2 miles at 10:46/mile Ave HR= 121 bpm and rest a few minutes</text:p>
            </text:list-header>
          </text:list>
        </text:list-item>
      </text:list>
      <text:list xml:id="list36851224" text:continue-list="list36828091"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6839594"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823279210358613979"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635592817720918975"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954484388301730462"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9019320406489573094"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665830132099404590"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01268271947560578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6827611"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83681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3714783080439184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38130786862196241"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775776230068970158"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431921173605821913"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23"><text:soft-page-break/>Fri April 21, 2023 <text:span text:style-name="T1">2 miles</text:span> around the Allegheny College all-weather football field</text:p>
      <text:p text:style-name="P10">Run: <text:span text:style-name="T2">12 laps with 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85727242177195440"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2T16:59:33.16</dc:date>
    <dc:creator>James Lombardi</dc:creator>
    <meta:editing-duration>P20DT13H27M22S</meta:editing-duration>
    <meta:editing-cycles>1614</meta:editing-cycles>
    <meta:generator>OpenOffice/4.1.2$Win32 OpenOffice.org_project/412m3$Build-9782</meta:generator>
    <meta:document-statistic meta:table-count="0" meta:image-count="9" meta:object-count="0" meta:page-count="166" meta:paragraph-count="4747" meta:word-count="51809" meta:character-count="265752"/>
  </office:meta>
</office:document-meta>
</file>